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575in"/>
    </style:style>
    <style:style style:name="ro1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17"/>
    <style:style style:name="ce3" style:family="table-cell" style:parent-style-name="Default" style:data-style-name="N117">
      <style:text-properties style:font-name="Arial" style:font-name-asian="DejaVu Sans" style:font-name-complex="Lucidasans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1" table:number-columns-repeated="9" table:default-cell-style-name="ce2"/>
        <table:table-column table:style-name="co1" table:default-cell-style-name="ce1"/>
        <table:table-column table:style-name="co1" table:number-columns-repeated="244" table:default-cell-style-name="ce2"/>
        <table:table-row table:style-name="ro1">
          <table:table-cell table:number-columns-repeated="12"/>
          <table:table-cell office:value-type="string">
            <text:p>Time</text:p>
          </table:table-cell>
          <table:table-cell table:number-columns-repeated="24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32172">
            <text:p>0.232172</text:p>
          </table:table-cell>
          <table:table-cell office:value-type="float" office:value="0.232251">
            <text:p>0.232251</text:p>
          </table:table-cell>
          <table:table-cell office:value-type="float" office:value="0.231438">
            <text:p>0.231438</text:p>
          </table:table-cell>
          <table:table-cell office:value-type="float" office:value="0.231821">
            <text:p>0.231821</text:p>
          </table:table-cell>
          <table:table-cell office:value-type="float" office:value="0.231164">
            <text:p>0.231164</text:p>
          </table:table-cell>
          <table:table-cell table:number-columns-repeated="5"/>
          <table:table-cell office:value-type="float" office:value="1">
            <text:p>1</text:p>
          </table:table-cell>
          <table:table-cell table:formula="oooc:=AVERAGE([.B2:.K2])" office:value-type="float" office:value="0.2317692">
            <text:p>0.231769</text:p>
          </table:table-cell>
          <table:table-cell table:style-name="ce1" office:value-type="float" office:value="1">
            <text:p>1</text:p>
          </table:table-cell>
          <table:table-cell table:formula="oooc:=[.$M12]/[.M2]" office:value-type="float" office:value="0.829933399260989">
            <text:p>0.829933</text:p>
          </table:table-cell>
          <table:table-cell table:number-columns-repeated="24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117229">
            <text:p>0.117229</text:p>
          </table:table-cell>
          <table:table-cell office:value-type="float" office:value="0.231438">
            <text:p>0.231438</text:p>
          </table:table-cell>
          <table:table-cell office:value-type="float" office:value="0.117723">
            <text:p>0.117723</text:p>
          </table:table-cell>
          <table:table-cell office:value-type="float" office:value="0.121862">
            <text:p>0.121862</text:p>
          </table:table-cell>
          <table:table-cell office:value-type="float" office:value="0.117593">
            <text:p>0.117593</text:p>
          </table:table-cell>
          <table:table-cell table:number-columns-repeated="5"/>
          <table:table-cell office:value-type="float" office:value="2">
            <text:p>2</text:p>
          </table:table-cell>
          <table:table-cell table:formula="oooc:=AVERAGE([.B3:.K3])" office:value-type="float" office:value="0.141169">
            <text:p>0.141169</text:p>
          </table:table-cell>
          <table:table-cell table:style-name="ce1" office:value-type="float" office:value="2">
            <text:p>2</text:p>
          </table:table-cell>
          <table:table-cell table:formula="oooc:=[.$M12]/[.M3]" office:value-type="float" office:value="1.36257251946249">
            <text:p>1.362573</text:p>
          </table:table-cell>
          <table:table-cell table:number-columns-repeated="24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73959">
            <text:p>0.073959</text:p>
          </table:table-cell>
          <table:table-cell office:value-type="float" office:value="0.090026">
            <text:p>0.090026</text:p>
          </table:table-cell>
          <table:table-cell office:value-type="float" office:value="0.07421">
            <text:p>0.074210</text:p>
          </table:table-cell>
          <table:table-cell office:value-type="float" office:value="0.089887">
            <text:p>0.089887</text:p>
          </table:table-cell>
          <table:table-cell office:value-type="float" office:value="0.090026">
            <text:p>0.090026</text:p>
          </table:table-cell>
          <table:table-cell table:number-columns-repeated="5"/>
          <table:table-cell office:value-type="float" office:value="4">
            <text:p>4</text:p>
          </table:table-cell>
          <table:table-cell table:formula="oooc:=AVERAGE([.B4:.K4])" office:value-type="float" office:value="0.0836216">
            <text:p>0.083622</text:p>
          </table:table-cell>
          <table:table-cell table:style-name="ce1" office:value-type="float" office:value="4">
            <text:p>4</text:p>
          </table:table-cell>
          <table:table-cell table:formula="oooc:=[.$M12]/[.M4]" office:value-type="float" office:value="2.30027887531451">
            <text:p>2.300279</text:p>
          </table:table-cell>
          <table:table-cell table:number-columns-repeated="24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75113">
            <text:p>0.075113</text:p>
          </table:table-cell>
          <table:table-cell office:value-type="float" office:value="0.064829">
            <text:p>0.064829</text:p>
          </table:table-cell>
          <table:table-cell office:value-type="float" office:value="0.074056">
            <text:p>0.074056</text:p>
          </table:table-cell>
          <table:table-cell office:value-type="float" office:value="0.075447">
            <text:p>0.075447</text:p>
          </table:table-cell>
          <table:table-cell office:value-type="float" office:value="0.07896">
            <text:p>0.078960</text:p>
          </table:table-cell>
          <table:table-cell table:number-columns-repeated="5"/>
          <table:table-cell office:value-type="float" office:value="8">
            <text:p>8</text:p>
          </table:table-cell>
          <table:table-cell table:formula="oooc:=AVERAGE([.B5:.K5])" office:value-type="float" office:value="0.073681">
            <text:p>0.073681</text:p>
          </table:table-cell>
          <table:table-cell table:style-name="ce1" office:value-type="float" office:value="8">
            <text:p>8</text:p>
          </table:table-cell>
          <table:table-cell table:formula="oooc:=[.$M12]/[.M5]" office:value-type="float" office:value="2.61061874838832">
            <text:p>2.610619</text:p>
          </table:table-cell>
          <table:table-cell table:number-columns-repeated="241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55333">
            <text:p>0.055333</text:p>
          </table:table-cell>
          <table:table-cell office:value-type="float" office:value="0.083433">
            <text:p>0.083433</text:p>
          </table:table-cell>
          <table:table-cell office:value-type="float" office:value="0.061471">
            <text:p>0.061471</text:p>
          </table:table-cell>
          <table:table-cell office:value-type="float" office:value="0.075499">
            <text:p>0.075499</text:p>
          </table:table-cell>
          <table:table-cell office:value-type="float" office:value="0.073322">
            <text:p>0.073322</text:p>
          </table:table-cell>
          <table:table-cell table:number-columns-repeated="5"/>
          <table:table-cell office:value-type="float" office:value="12">
            <text:p>12</text:p>
          </table:table-cell>
          <table:table-cell table:formula="oooc:=AVERAGE([.B6:.K6])" office:value-type="float" office:value="0.0698116">
            <text:p>0.069812</text:p>
          </table:table-cell>
          <table:table-cell table:style-name="ce1" office:value-type="float" office:value="12">
            <text:p>12</text:p>
          </table:table-cell>
          <table:table-cell table:formula="oooc:=[.$M12]/[.M6]" office:value-type="float" office:value="2.75531573549381">
            <text:p>2.755316</text:p>
          </table:table-cell>
          <table:table-cell table:number-columns-repeated="24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69128">
            <text:p>0.069128</text:p>
          </table:table-cell>
          <table:table-cell office:value-type="float" office:value="0.063756">
            <text:p>0.063756</text:p>
          </table:table-cell>
          <table:table-cell office:value-type="float" office:value="0.063877">
            <text:p>0.063877</text:p>
          </table:table-cell>
          <table:table-cell office:value-type="float" office:value="0.064298">
            <text:p>0.064298</text:p>
          </table:table-cell>
          <table:table-cell office:value-type="float" office:value="0.063207">
            <text:p>0.063207</text:p>
          </table:table-cell>
          <table:table-cell table:number-columns-repeated="5"/>
          <table:table-cell office:value-type="float" office:value="16">
            <text:p>16</text:p>
          </table:table-cell>
          <table:table-cell table:formula="oooc:=AVERAGE([.B7:.K7])" office:value-type="float" office:value="0.0648532">
            <text:p>0.064853</text:p>
          </table:table-cell>
          <table:table-cell table:style-name="ce1" office:value-type="float" office:value="16">
            <text:p>16</text:p>
          </table:table-cell>
          <table:table-cell table:formula="oooc:=[.$M12]/[.M7]" office:value-type="float" office:value="2.96597546458771">
            <text:p>2.965975</text:p>
          </table:table-cell>
          <table:table-cell table:number-columns-repeated="24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71088">
            <text:p>0.071088</text:p>
          </table:table-cell>
          <table:table-cell office:value-type="float" office:value="0.067293">
            <text:p>0.067293</text:p>
          </table:table-cell>
          <table:table-cell office:value-type="float" office:value="0.059827">
            <text:p>0.059827</text:p>
          </table:table-cell>
          <table:table-cell office:value-type="float" office:value="0.074266">
            <text:p>0.074266</text:p>
          </table:table-cell>
          <table:table-cell office:value-type="float" office:value="0.067305">
            <text:p>0.067305</text:p>
          </table:table-cell>
          <table:table-cell table:number-columns-repeated="5"/>
          <table:table-cell office:value-type="float" office:value="32">
            <text:p>32</text:p>
          </table:table-cell>
          <table:table-cell table:formula="oooc:=AVERAGE([.B8:.K8])" office:value-type="float" office:value="0.0679558">
            <text:p>0.067956</text:p>
          </table:table-cell>
          <table:table-cell table:style-name="ce1" office:value-type="float" office:value="32">
            <text:p>32</text:p>
          </table:table-cell>
          <table:table-cell table:formula="oooc:=[.$M12]/[.M8]" office:value-type="float" office:value="2.83056045252944">
            <text:p>2.830560</text:p>
          </table:table-cell>
          <table:table-cell table:number-columns-repeated="241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60567">
            <text:p>0.060567</text:p>
          </table:table-cell>
          <table:table-cell office:value-type="float" office:value="0.069158">
            <text:p>0.069158</text:p>
          </table:table-cell>
          <table:table-cell office:value-type="float" office:value="0.060046">
            <text:p>0.060046</text:p>
          </table:table-cell>
          <table:table-cell office:value-type="float" office:value="0.070277">
            <text:p>0.070277</text:p>
          </table:table-cell>
          <table:table-cell office:value-type="float" office:value="0.073455">
            <text:p>0.073455</text:p>
          </table:table-cell>
          <table:table-cell table:number-columns-repeated="5"/>
          <table:table-cell office:value-type="float" office:value="40">
            <text:p>40</text:p>
          </table:table-cell>
          <table:table-cell table:formula="oooc:=AVERAGE([.B9:.K9])" office:value-type="float" office:value="0.0667006">
            <text:p>0.066701</text:p>
          </table:table-cell>
          <table:table-cell table:style-name="ce1" office:value-type="float" office:value="40">
            <text:p>40</text:p>
          </table:table-cell>
          <table:table-cell table:formula="oooc:=[.$M12]/[.M9]" office:value-type="float" office:value="2.88382713198982">
            <text:p>2.883827</text:p>
          </table:table-cell>
          <table:table-cell table:number-columns-repeated="241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058057">
            <text:p>0.058057</text:p>
          </table:table-cell>
          <table:table-cell office:value-type="float" office:value="0.071429">
            <text:p>0.071429</text:p>
          </table:table-cell>
          <table:table-cell office:value-type="float" office:value="0.058235">
            <text:p>0.058235</text:p>
          </table:table-cell>
          <table:table-cell office:value-type="float" office:value="0.077139">
            <text:p>0.077139</text:p>
          </table:table-cell>
          <table:table-cell office:value-type="float" office:value="0.057181">
            <text:p>0.057181</text:p>
          </table:table-cell>
          <table:table-cell table:number-columns-repeated="5"/>
          <table:table-cell office:value-type="float" office:value="48">
            <text:p>48</text:p>
          </table:table-cell>
          <table:table-cell table:formula="oooc:=AVERAGE([.B10:.K10])" office:value-type="float" office:value="0.0644082">
            <text:p>0.064408</text:p>
          </table:table-cell>
          <table:table-cell table:style-name="ce1" office:value-type="float" office:value="48">
            <text:p>48</text:p>
          </table:table-cell>
          <table:table-cell table:formula="oooc:=[.$M12]/[.M10]" office:value-type="float" office:value="2.98646756158377">
            <text:p>2.986468</text:p>
          </table:table-cell>
          <table:table-cell table:number-columns-repeated="241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68198">
            <text:p>0.068198</text:p>
          </table:table-cell>
          <table:table-cell office:value-type="float" office:value="0.073746">
            <text:p>0.073746</text:p>
          </table:table-cell>
          <table:table-cell office:value-type="float" office:value="0.060632">
            <text:p>0.060632</text:p>
          </table:table-cell>
          <table:table-cell office:value-type="float" office:value="0.079513">
            <text:p>0.079513</text:p>
          </table:table-cell>
          <table:table-cell office:value-type="float" office:value="0.060377">
            <text:p>0.060377</text:p>
          </table:table-cell>
          <table:table-cell table:number-columns-repeated="5"/>
          <table:table-cell office:value-type="float" office:value="64">
            <text:p>64</text:p>
          </table:table-cell>
          <table:table-cell table:formula="oooc:=AVERAGE([.B11:.K11])" office:value-type="float" office:value="0.0684932">
            <text:p>0.068493</text:p>
          </table:table-cell>
          <table:table-cell table:style-name="ce1" office:value-type="float" office:value="64">
            <text:p>64</text:p>
          </table:table-cell>
          <table:table-cell table:formula="oooc:=[.$M12]/[.M11]" office:value-type="float" office:value="2.80835177798672">
            <text:p>2.808352</text:p>
          </table:table-cell>
          <table:table-cell table:number-columns-repeated="241"/>
        </table:table-row>
        <table:table-row table:style-name="ro1">
          <table:table-cell office:value-type="string">
            <text:p>sequential</text:p>
          </table:table-cell>
          <table:table-cell office:value-type="float" office:value="0.192249">
            <text:p>0.192249</text:p>
          </table:table-cell>
          <table:table-cell office:value-type="float" office:value="0.192494">
            <text:p>0.192494</text:p>
          </table:table-cell>
          <table:table-cell office:value-type="float" office:value="0.192373">
            <text:p>0.192373</text:p>
          </table:table-cell>
          <table:table-cell office:value-type="float" office:value="0.19238">
            <text:p>0.192380</text:p>
          </table:table-cell>
          <table:table-cell office:value-type="float" office:value="0.192356">
            <text:p>0.192356</text:p>
          </table:table-cell>
          <table:table-cell office:value-type="float" office:value="0.192266">
            <text:p>0.192266</text:p>
          </table:table-cell>
          <table:table-cell table:number-columns-repeated="5"/>
          <table:table-cell table:formula="oooc:=AVERAGE([.B12:.K12])" office:value-type="float" office:value="0.192353">
            <text:p>0.192353</text:p>
          </table:table-cell>
          <table:table-cell table:number-columns-repeated="243"/>
        </table:table-row>
        <table:table-row table:style-name="ro1">
          <table:table-cell office:value-type="string">
            <text:p>mkl</text:p>
          </table:table-cell>
          <table:table-cell office:value-type="float" office:value="0.327833">
            <text:p>0.327833</text:p>
          </table:table-cell>
          <table:table-cell office:value-type="float" office:value="0.3244">
            <text:p>0.324400</text:p>
          </table:table-cell>
          <table:table-cell office:value-type="float" office:value="0.328702">
            <text:p>0.328702</text:p>
          </table:table-cell>
          <table:table-cell office:value-type="float" office:value="0.281119">
            <text:p>0.281119</text:p>
          </table:table-cell>
          <table:table-cell office:value-type="float" office:value="0.293185">
            <text:p>0.293185</text:p>
          </table:table-cell>
          <table:table-cell office:value-type="float" office:value="0.336629">
            <text:p>0.336629</text:p>
          </table:table-cell>
          <table:table-cell table:number-columns-repeated="5"/>
          <table:table-cell table:style-name="ce3" table:formula="oooc:=AVERAGE([.B13:.K13])" office:value-type="float" office:value="0.315311333333333">
            <text:p>0.315311</text:p>
          </table:table-cell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4"/>
          <table:table-cell>
            <draw:frame table:end-cell-address="Sheet1.L49" table:end-x="0.565in" table:end-y="0.0689in" draw:z-index="0" draw:style-name="gr1" svg:width="6.6358in" svg:height="5.8701in" svg:x="0.1524in" svg:y="0.0091in">
              <draw:object draw:notify-on-update-of-ranges="Sheet1.L2:Sheet1.L11 Sheet1.M2:Sheet1.M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51"/>
        </table:table-row>
        <table:table-row table:style-name="ro1">
          <table:table-cell table:number-columns-repeated="11"/>
          <table:table-cell>
            <draw:frame table:end-cell-address="Sheet1.T44" table:end-x="0.0598in" table:end-y="0.0823in" draw:z-index="1" draw:style-name="gr1" svg:width="6.2906in" svg:height="4.7953in" svg:x="0.8815in" svg:y="0.072in">
              <draw:object draw:notify-on-update-of-ranges="Sheet1.N2:Sheet1.N11 Sheet1.O2:Sheet1.O1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44"/>
        </table:table-row>
        <table:table-row table:style-name="ro1">
          <table:table-cell table:style-name="ce2"/>
          <table:table-cell table:number-columns-repeated="2"/>
          <table:table-cell table:style-name="Default"/>
          <table:table-cell table:number-columns-repeated="252"/>
        </table:table-row>
        <table:table-row table:style-name="ro1" table:number-rows-repeated="4">
          <table:table-cell table:style-name="ce2"/>
          <table:table-cell table:style-name="Default"/>
          <table:table-cell table:number-columns-repeated="254"/>
        </table:table-row>
        <table:table-row table:style-name="ro1">
          <table:table-cell table:style-name="ce2"/>
          <table:table-cell table:style-name="Default"/>
          <table:table-cell table:number-columns-repeated="10"/>
          <table:table-cell table:style-name="ce3"/>
          <table:table-cell table:number-columns-repeated="243"/>
        </table:table-row>
        <table:table-row table:style-name="ro1" table:number-rows-repeated="2">
          <table:table-cell table:style-name="ce2"/>
          <table:table-cell table:number-columns-repeated="11"/>
          <table:table-cell table:style-name="ce3"/>
          <table:table-cell table:number-columns-repeated="243"/>
        </table:table-row>
        <table:table-row table:style-name="ro1">
          <table:table-cell table:style-name="ce2"/>
          <table:table-cell table:style-name="Default"/>
          <table:table-cell table:number-columns-repeated="10"/>
          <table:table-cell table:style-name="ce3"/>
          <table:table-cell table:number-columns-repeated="243"/>
        </table:table-row>
        <table:table-row table:style-name="ro1" table:number-rows-repeated="2">
          <table:table-cell/>
          <table:table-cell table:style-name="Default"/>
          <table:table-cell table:number-columns-repeated="10"/>
          <table:table-cell table:style-name="ce3"/>
          <table:table-cell table:number-columns-repeated="243"/>
        </table:table-row>
        <table:table-row table:style-name="ro1" table:number-rows-repeated="2">
          <table:table-cell/>
          <table:table-cell table:style-name="Default"/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5">
          <table:table-cell/>
          <table:table-cell table:style-name="Default"/>
          <table:table-cell table:number-columns-repeated="254"/>
        </table:table-row>
        <table:table-row table:style-name="ro1" table:number-rows-repeated="6549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Lucida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6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0">03/10/2010</text:date>, <text:time>20:03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10-02-21T20:11:27</meta:creation-date>
    <dc:date>2010-03-10T20:03:57</dc:date>
    <meta:editing-cycles>28</meta:editing-cycles>
    <meta:editing-duration>PT5H40M24S</meta:editing-duration>
    <meta:user-defined meta:name="Info 1"/>
    <meta:user-defined meta:name="Info 2"/>
    <meta:user-defined meta:name="Info 3"/>
    <meta:user-defined meta:name="Info 4"/>
    <meta:document-statistic meta:table-count="3" meta:cell-count="11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91111755371pt" style:font-size-asian="12.9991111755371pt" style:font-size-complex="12.9991111755371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8.99938488006592pt" style:font-size-asian="8.99938488006592pt" style:font-size-complex="8.99938488006592pt"/>
    </style:style>
    <style:style style:name="ch7" style:family="chart" style:data-style-name="N117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8.99938488006592pt" style:font-size-asian="8.99938488006592pt" style:font-size-complex="8.99938488006592pt"/>
    </style:style>
    <style:style style:name="ch9" style:family="chart">
      <style:graphic-properties svg:stroke-color="#b3b3b3"/>
    </style:style>
    <style:style style:name="ch10" style:family="chart" style:data-style-name="N117">
      <style:graphic-properties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857cm" svg:height="15.51cm" xlink:href=".." chart:class="chart:bar" chart:style-name="ch1">
        <chart:title svg:x="6cm" svg:y="0.311cm" chart:style-name="ch2">
          <text:p>Ranger Running Times</text:p>
        </chart:title>
        <chart:subtitle svg:x="5.398cm" svg:y="1.124cm" chart:style-name="ch3">
          <text:p>10000x10000 matrix (70% sparsity)</text:p>
        </chart:subtitle>
        <chart:plot-area chart:style-name="ch4" table:cell-range-address="Sheet1.L2:Sheet1.M11" chart:data-source-has-labels="column" svg:x="0.47cm" svg:y="1.523cm" svg:width="16.046cm" svg:height="13.948cm">
          <chart:axis chart:dimension="x" chart:name="primary-x" chart:style-name="ch5">
            <chart:title svg:x="8.188cm" svg:y="14.811cm" chart:style-name="ch6">
              <text:p>Threads</text:p>
            </chart:title>
            <chart:categories table:cell-range-address="Sheet1.L2:Sheet1.L11"/>
          </chart:axis>
          <chart:axis chart:dimension="y" chart:name="primary-y" chart:style-name="ch7">
            <chart:title svg:x="0.342cm" svg:y="8.2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1.M2:Sheet1.M1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 text:id="Sheet1.L2:Sheet1.L11">1</text:p>
              </table:table-cell>
              <table:table-cell office:value-type="float" office:value="0.2317692">
                <text:p text:id="Sheet1.M2:Sheet1.M11">0.231769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41169">
                <text:p>0.1411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36216">
                <text:p>0.08362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3681">
                <text:p>0.0736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98116">
                <text:p>0.06981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48532">
                <text:p>0.06485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679558">
                <text:p>0.06795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667006">
                <text:p>0.06670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644082">
                <text:p>0.06440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684932">
                <text:p>0.06849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1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4953050613403pt" style:font-size-asian="12.4953050613403pt" style:font-size-complex="12.4953050613403pt"/>
    </style:style>
    <style:style style:name="ch3" style:family="chart">
      <style:text-properties fo:font-size="10.5729503631592pt" style:font-size-asian="10.5729503631592pt" style:font-size-complex="10.5729503631592pt"/>
    </style:style>
    <style:style style:name="ch4" style:family="chart">
      <style:chart-properties chart:symbol-type="automatic" chart:connect-bars="false" chart:spline-order="3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8.65059566497803pt" style:font-size-asian="8.65059566497803pt" style:font-size-complex="8.65059566497803pt"/>
    </style:style>
    <style:style style:name="ch7" style:family="chart" style:data-style-name="N118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8.65059566497803pt" style:font-size-asian="8.65059566497803pt" style:font-size-complex="8.65059566497803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79cm" svg:height="12.181cm" chart:class="chart:line" chart:style-name="ch1">
        <chart:title svg:x="7.075cm" svg:y="0.244cm" chart:style-name="ch2">
          <text:p>Speedup</text:p>
        </chart:title>
        <chart:subtitle svg:x="5.042cm" svg:y="0.994cm" chart:style-name="ch3">
          <text:p>10000x10000 matrix (70% sparsity)</text:p>
        </chart:subtitle>
        <chart:plot-area chart:style-name="ch4" table:cell-range-address="Sheet1.N2:Sheet1.O11" chart:data-source-has-labels="column" svg:x="0.436cm" svg:y="1.67cm" svg:width="15.222cm" svg:height="10.223cm">
          <chart:axis chart:dimension="x" chart:name="primary-x" chart:style-name="ch5">
            <chart:title svg:x="7.691cm" svg:y="11.582cm" chart:style-name="ch6">
              <text:p>Threads</text:p>
            </chart:title>
            <chart:categories table:cell-range-address="Sheet1.N2:Sheet1.N11"/>
          </chart:axis>
          <chart:axis chart:dimension="y" chart:name="primary-y" chart:style-name="ch7">
            <chart:title svg:x="0.32cm" svg:y="7.137cm" chart:style-name="ch8">
              <text:p>Speedup</text:p>
            </chart:title>
            <chart:grid chart:style-name="ch9" chart:class="major"/>
          </chart:axis>
          <chart:series chart:style-name="ch10" chart:values-cell-range-address="Sheet1.O2:Sheet1.O1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29933399260989">
                <text:p>0.82993339926098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6257251946249">
                <text:p>1.362572519462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30027887531451">
                <text:p>2.300278875314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1061874838832">
                <text:p>2.610618748388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75531573549381">
                <text:p>2.755315735493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96597546458771">
                <text:p>2.965975464587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83056045252944">
                <text:p>2.830560452529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88382713198982">
                <text:p>2.883827131989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98646756158377">
                <text:p>2.986467561583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80835177798672">
                <text:p>2.808351777986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